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537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7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14.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sv" fo:country="SE" style:text-overline-style="none" style:text-overline-color="font-color" style:font-weight-asian="bold" style:font-name="Georgia" fo:font-size="11pt" style:text-underline-style="none" style:text-underline-color="font-color" style:text-line-through-type="none" fo:font-style="normal" style:text-outline="false" fo:text-shadow="none" style:text-line-through-mode="continuous" style:font-relief="none" style:language-complex="hi" style:country-complex="IN" style:font-weight-complex="bold" fo:font-weight="bold" style:text-emphasize="none" style:font-style-complex="normal" style:font-style-asian="normal" style:font-size-complex="11pt" style:font-size-asian="11pt" style:font-name-complex="Noto Sans Devanagari" style:font-name-asian="Noto Sans CJK SC" style:language-asian="zh" style:country-asian="CN"/>
    </style:style>
    <style:style style:name="T7" style:family="text">
      <style:text-properties fo:language="sv" fo:country="SE" style:text-overline-style="none" style:text-overline-color="font-color" style:font-name="Georgia" fo:font-size="11pt" style:text-underline-style="none" style:text-underline-color="font-color" style:text-line-through-type="none" fo:font-style="normal" style:text-outline="false" fo:text-shadow="none" style:text-line-through-mode="continuous" style:font-relief="none" style:language-complex="hi" style:country-complex="IN" style:text-emphasize="none" style:font-style-complex="normal" style:font-style-asian="normal" style:font-size-complex="11pt" style:font-size-asian="11pt" style:font-name-complex="Noto Sans Devanagari" style:font-name-asian="Noto Sans CJK SC" style:language-asian="zh" style:country-asian="CN" fo:font-weight="normal" style:font-weight-asian="normal" style:font-weight-complex="normal"/>
    </style:style>
    <style:style style:name="T8" style:family="text">
      <style:text-properties fo:language="sv" fo:country="SE" style:text-overline-style="none" style:text-overline-color="font-color" style:font-name="Georgia" fo:font-size="11pt" style:text-underline-style="none" style:text-underline-color="font-color" style:text-line-through-type="none" fo:font-style="normal" style:text-outline="false" fo:text-shadow="none" style:text-line-through-mode="continuous" style:font-relief="none" style:language-complex="hi" style:country-complex="IN" style:text-emphasize="none" style:font-style-complex="normal" style:font-style-asian="normal" style:font-size-complex="11pt" style:font-size-asian="11pt" style:font-name-complex="Noto Sans Devanagari" style:font-name-asian="Noto Sans CJK SC" style:language-asian="zh" style:country-asian="CN" fo:font-weight="bold" style:font-weight-asian="bold" style:font-weight-complex="bold"/>
    </style:style>
    <style:style style:name="T9" style:family="text">
      <style:text-properties fo:language="sv" fo:country="SE" style:text-overline-style="none" style:text-overline-color="font-color" style:font-name="Georgia" fo:font-size="11pt" style:text-underline-style="none" style:text-underline-color="font-color" style:text-line-through-type="none" fo:font-style="normal" style:text-outline="false" fo:text-shadow="none" style:text-line-through-mode="continuous" style:font-relief="none" style:language-complex="hi" style:country-complex="IN" style:text-emphasize="none" style:font-style-complex="normal" style:font-style-asian="normal" style:font-size-complex="11pt" style:font-size-asian="11pt" style:font-name-complex="Noto Sans Devanagari" style:font-name-asian="Noto Sans CJK SC" style:language-asian="zh" style:country-asian="CN" fo:font-weight="bold" style:font-weight-asian="bold" style:font-weight-complex="bold" fo:color="#00000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 table:print-ranges="Blad1.A1:Blad1.D39">
        <office:forms form:automatic-focus="false" form:apply-design-mode="false"/>
        <table:table-column table:style-name="co1" table:default-cell-style-name="ce2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8" table:default-cell-style-name="ce7"/>
        <table:table-column table:style-name="co6" table:number-columns-repeated="978" table:default-cell-style-name="ce7"/>
        <table:table-column table:style-name="co6" table:number-columns-repeated="2" table:default-cell-style-name="ce49"/>
        <table:table-row table:style-name="ro1">
          <table:table-cell table:style-name="ce19" office:value-type="string" calcext:value-type="string">
            <text:p>Mish source file etc.</text:p>
          </table:table-cell>
          <table:table-cell/>
          <table:table-cell table:style-name="ce28" office:value-type="string" calcext:value-type="string">
            <text:p>Task/use</text:p>
          </table:table-cell>
          <table:table-cell table:style-name="ce28" office:value-type="string" calcext:value-type="string">
            <text:p>Expor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28"/>
          <table:table-cell table:style-name="ce30"/>
          <table:table-cell table:style-name="ce30" office:value-type="string" calcext:value-type="string">
            <office:annotation office:display="true" draw:style-name="gr1" draw:text-style-name="P2" svg:width="15.67cm" svg:height="15.16cm" svg:x="21.87cm" svg:y="1.419cm" draw:caption-point-x="3.778cm" draw:caption-point-y="-0.559cm">
              <dc:date>2024-11-03T00:00:00</dc:date>
              <text:p text:style-name="P1"><text:span text:style-name="T1">Kom ihåg:</text:span></text:p>
              <text:p text:style-name="P1"><text:span text:style-name="T1"><text:tab/></text:span><text:span text:style-name="T1">makrot</text:span><text:span text:style-name="T2"><text:tab/></text:span><text:span text:style-name="T2">finderrimg</text:span><text:span text:style-name="T1"> kan användas för albumvis ”kvalitetsstatistik”</text:span></text:p>
              <text:p text:style-name="P1"><text:span text:style-name="T1"/></text:p>
              <text:p text:style-name="P1"><text:span text:style-name="T1">För </text:span><text:span text:style-name="T2">finderrimg</text:span><text:span text:style-name="T1">, kan behöva installeras:</text:span></text:p>
              <text:p text:style-name="P1"><text:span text:style-name="T1"><text:tab/></text:span><text:span text:style-name="T2">jpeginfo</text:span><text:span text:style-name="T1">, libetiff-tools (för </text:span><text:span text:style-name="T2">tiffinfo</text:span><text:span text:style-name="T1">)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2">CSS </text:span></text:p>
              <text:p text:style-name="P1"><text:span text:style-name="T2">unit</text:span><text:span text:style-name="T2"><text:tab/></text:span><text:span text:style-name="T2">relative to</text:span></text:p>
              <text:p text:style-name="P1"><text:span text:style-name="T1">em</text:span><text:span text:style-name="T1"><text:tab/></text:span><text:span text:style-name="T1"><text:tab/></text:span><text:span text:style-name="T1">font size of the element</text:span></text:p>
              <text:p text:style-name="P1"><text:span text:style-name="T1">ex <text:s text:c="3"/></text:span><text:span text:style-name="T1"><text:tab/></text:span><text:span text:style-name="T1">x-height of the element’s font</text:span></text:p>
              <text:p text:style-name="P1"><text:span text:style-name="T1">ch <text:s text:c="3"/></text:span><text:span text:style-name="T1"><text:tab/></text:span><text:span text:style-name="T1">character advance of the “0” (ZERO, U+0030) glyph in the element’s font</text:span></text:p>
              <text:p text:style-name="P1"><text:span text:style-name="T1">rem</text:span><text:span text:style-name="T1"><text:tab/></text:span><text:span text:style-name="T1">font size of the root element</text:span></text:p>
              <text:p text:style-name="P1"><text:span text:style-name="T1">vw</text:span><text:span text:style-name="T1"><text:tab/></text:span><text:span text:style-name="T1"><text:tab/></text:span><text:span text:style-name="T1">1% of viewport’s width</text:span></text:p>
              <text:p text:style-name="P1"><text:span text:style-name="T1">vh <text:s text:c="3"/></text:span><text:span text:style-name="T1"><text:tab/></text:span><text:span text:style-name="T1">1% of viewport’s height</text:span></text:p>
              <text:p text:style-name="P1"><text:span text:style-name="T1">vmin <text:s/></text:span><text:span text:style-name="T1"><text:tab/></text:span><text:span text:style-name="T1">1% of viewport’s smaller dimension</text:span></text:p>
              <text:p text:style-name="P1"><text:span text:style-name="T1">vmax <text:s/></text:span><text:span text:style-name="T1"><text:tab/></text:span><text:span text:style-name="T1">1% of viewport’s larger dimension </text:span></text:p>
            </office:annotation>
            <text:p>Minneslapp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routes.js</text:p>
          </table:table-cell>
          <table:table-cell/>
          <table:table-cell table:style-name="ce29" office:value-type="string" calcext:value-type="string">
            <text:p>NodeJS server module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3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3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3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32" office:value-type="string" calcext:value-type="string">
            <text:p><text:span text:style-name="T10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find.gjs</text:p>
          </table:table-cell>
          <table:table-cell/>
          <table:table-cell office:value-type="string" calcext:value-type="string">
            <text:p>Dialog for image searches (by texts in captions etc.)</text:p>
          </table:table-cell>
          <table:table-cell table:style-name="ce32" office:value-type="string" calcext:value-type="string">
            <text:p><text:span text:style-name="T10">dialogFindId, </text:span>DialogF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11">dialogHelpId, </text:span><text:span text:style-name="T5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 <text:span text:style-name="T5">*</text:span></text:p>
          </table:table-cell>
          <table:table-cell office:value-type="string" calcext:value-type="string">
            <text:p><text:span text:style-name="T11">dialogInfoId, </text:span><text:span text:style-name="T5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Optional login dialog and user rights scheme</text:p>
          </table:table-cell>
          <table:table-cell office:value-type="string" calcext:value-type="string">
            <text:p>dialogLoginId, dialogRightsId, <text:span text:style-name="T5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5">DialogTex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util.gjs</text:p>
          </table:table-cell>
          <table:table-cell/>
          <table:table-cell office:value-type="string" calcext:value-type="string">
            <text:p>Album tools/utilities in the main menu</text:p>
          </table:table-cell>
          <table:table-cell office:value-type="string" calcext:value-type="string">
            <text:p>dialogUtilId, <text:span text:style-name="T5">DialogUtil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dialog-xper.gjs</text:p>
          </table:table-cell>
          <table:table-cell/>
          <table:table-cell table:style-name="ce26" office:value-type="string" calcext:value-type="string">
            <text:p>For development and testing</text:p>
          </table:table-cell>
          <table:table-cell table:style-name="ce26" office:value-type="string" calcext:value-type="string">
            <text:p>dialogXperId, <text:span text:style-name="T5">DialogXper</text:span>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excite.gjs</text:p>
          </table:table-cell>
          <table:table-cell table:style-name="ce26"/>
          <table:table-cell table:style-name="ce26" office:value-type="string" calcext:value-type="string">
            <text:p>Experimental formatting</text:p>
          </table:table-cell>
          <table:table-cell table:style-name="ce37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23" office:value-type="string" calcext:value-type="string">
            <text:p>header.gjs</text:p>
          </table:table-cell>
          <table:table-cell/>
          <table:table-cell table:style-name="ce26" office:value-type="string" calcext:value-type="string">
            <text:p>Temporary header where functionality will be tested/introduced, stepwise</text:p>
          </table:table-cell>
          <table:table-cell table:style-name="ce37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language.gjs</text:p>
          </table:table-cell>
          <table:table-cell table:style-name="ce27"/>
          <table:table-cell table:style-name="ce27" office:value-type="string" calcext:value-type="string">
            <text:p>Language selections</text:p>
          </table:table-cell>
          <table:table-cell table:style-name="ce47" office:value-type="string" calcext:value-type="string">
            <text:p>Languag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5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5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h-this</text:p>
          </table:table-cell>
          <table:table-cell/>
          <table:table-cell office:value-type="string" calcext:value-type="string">
            <text:p>Refreshes some DOM part at a parameter update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32" office:value-type="string" calcext:value-type="string">
            <text:p>Spin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 table:style-name="ce32" office:value-type="string" calcext:value-type="string">
            <text:p>View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, arranging most other components</text:p>
          </table:table-cell>
          <table:table-cell table:style-name="ce3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8" office:value-type="string" calcext:value-type="string">
            <text:p><text:span text:style-name="T5">ApplicationRout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<text:span text:style-name="T4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reactive variables and functions</text:p>
          </table:table-cell>
          <table:table-cell table:style-name="ce3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Files.ods</text:p>
          </table:table-cell>
          <table:table-cell/>
          <table:table-cell office:value-type="string" calcext:value-type="string">
            <text:p>This file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web name spaces (partly needed from historical reason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the web name spaces (partly historical)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19"/>
          <table:table-cell/>
          <table:table-cell office:value-type="string" calcext:value-type="string">
            <text:p><text:span text:style-name="T6">* </text:span><text:span text:style-name="T7">uses</text:span><text:span text:style-name="T8">  </text:span><text:span text:style-name="T9">TrackedAsyncData</text:span>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2.251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5-01-04T23:02:44.219697920</dc:date>
    <meta:editing-duration>PT3H7M53S</meta:editing-duration>
    <meta:editing-cycles>26</meta:editing-cycles>
    <meta:generator>LibreOffice/7.3.7.2$Linux_X86_64 LibreOffice_project/30$Build-2</meta:generator>
    <meta:document-statistic meta:table-count="1" meta:cell-count="93" meta:object-count="0"/>
  </office:meta>
</office:document-meta>
</file>